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12e6f" officeooo:paragraph-rsid="00212e6f"/>
    </style:style>
    <style:style style:name="P2" style:family="paragraph" style:parent-style-name="Text_20_body">
      <style:text-properties officeooo:rsid="00220c92" officeooo:paragraph-rsid="00224a9b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rsid="00220c92" officeooo:paragraph-rsid="00253a7b"/>
    </style:style>
    <style:style style:name="P5" style:family="paragraph" style:parent-style-name="Text_20_body">
      <style:text-properties officeooo:rsid="00220c92" officeooo:paragraph-rsid="0027879c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2a54fc" officeooo:paragraph-rsid="002a54fc" style:font-weight-asian="bold" style:font-weight-complex="bold"/>
    </style:style>
    <style:style style:name="P8" style:family="paragraph" style:parent-style-name="Text_20_body">
      <style:text-properties officeooo:paragraph-rsid="002609eb"/>
    </style:style>
    <style:style style:name="P9" style:family="paragraph" style:parent-style-name="Text_20_body">
      <style:text-properties officeooo:rsid="002a54fc" officeooo:paragraph-rsid="002a54fc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break-before="page"/>
      <style:text-properties officeooo:rsid="00220c92" officeooo:paragraph-rsid="00220c92"/>
    </style:style>
    <style:style style:name="T1" style:family="text">
      <style:text-properties officeooo:rsid="00204f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2e6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4a9b" style:font-weight-asian="normal" style:font-weight-complex="normal"/>
    </style:style>
    <style:style style:name="T6" style:family="text">
      <style:text-properties fo:font-weight="normal" officeooo:rsid="002379fd" style:font-weight-asian="normal" style:font-weight-complex="normal"/>
    </style:style>
    <style:style style:name="T7" style:family="text">
      <style:text-properties fo:font-weight="normal" officeooo:rsid="00253a7b" style:font-weight-asian="normal" style:font-weight-complex="normal"/>
    </style:style>
    <style:style style:name="T8" style:family="text">
      <style:text-properties fo:font-weight="normal" officeooo:rsid="002b9b5d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24a9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53a7b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2609eb"/>
    </style:style>
    <style:style style:name="T14" style:family="text">
      <style:text-properties officeooo:rsid="0026fbb3"/>
    </style:style>
    <style:style style:name="T15" style:family="text">
      <style:text-properties officeooo:rsid="0027879c"/>
    </style:style>
    <style:style style:name="T16" style:family="text">
      <style:text-properties style:text-underline-style="solid" style:text-underline-width="auto" style:text-underline-color="font-color" fo:font-weight="normal" officeooo:rsid="00253a7b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2b9b5d" style:font-weight-asian="normal" style:font-weight-complex="normal"/>
    </style:style>
    <style:style style:name="T18" style:family="text">
      <style:text-properties style:text-underline-style="none" fo:font-weight="normal" officeooo:rsid="00253a7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iotr Puldzian Płucienniczak</text:p>
      <text:p text:style-name="P6">Firmy. Gospodarka kreatywna języka polskiego</text:p>
      <text:p text:style-name="P8"/>
      <text:p text:style-name="P8">Język polski jest przestrzenią polską i ma dokładnie taki status: jest rozległym <text:span text:style-name="T13">i mierzalnym </text:span>miejscem, w którym można powiesić banner <text:span text:style-name="T13">określonej wielkości</text:span>. W miękkiej materii słownika odciskają się trendy gospodarcze i polityczne, materia słownika – jak wszystko – urabiana jest przez specjalistów, konsultantów i reklamodawców. <text:span text:style-name="T13">Używanie języka polskiego jest nieuniknione i w zasadzie nieskończone, co czyni z niego zasób podobny słońcu, z którego rozkosznych promieni czerpać może każda. Podobnie jak wystawia się na ich żar łapczywe panele, tak i do komunikacji dokleja się chłonne czujniki i sonary. Nasłuch jest ciągły, a przepływ znaczeń nakręca jałowe koła reklamy, portali społecznościowych, badań marketingowych i innego gówna.</text:span></text:p>
      <text:p text:style-name="P8"/>
      <text:p text:style-name="P8"/>
      <text:p text:style-name="P3"><text:s/></text:p>
      <text:p text:style-name="Text_20_body">Język jest faszystowski, krzyczał Barthes, cokolwiek to znaczy. Tutaj stwierdzić możemy raczej, że język jest libertariański: stwarza pozory wolnej konkurencji, pozwala bowiem mówić każdemu, kto ma ochotę bądź potrzebę dorzucić swoje pięć centów do rozmowy. Zapomina się przy tym, jak robią to z zasady tak zwani wolnościowcy, o strukturalnych nierównościach, o kontekstach, przepływach władzy, prawach rozchodzenia się fal w cieczy, gazie bądź ciałach stałych. </text:p>
      <text:p text:style-name="Text_20_body">Zapomina się – zapomina się <text:span text:style-name="T2">przede wszystkim</text:span> – o nieuchronnym nadejściu monopolu w sytuacji braku regulacji. <text:span text:style-name="T3">W czasach świetności państwa monopol na formowanie języka zdobyło państwo i dzierży go – choć coraz wątlej i z mniejszym przekonaniem, a przede wszystkim z coraz cieńszym finansowaniem wysiłków regulacji – po dziś dzień. </text:span></text:p>
      <text:p text:style-name="Text_20_body"/>
      <text:p text:style-name="Text_20_body">Ta swoboda wypowiedzi jako pozór działania jest nieopodal miejsca, do którego staram się tu dotrzeć. </text:p>
      <text:p text:style-name="P1">Można zapewne napisać historię transformacji ustrojowej jako historię nazw przedsiębiorstw: wygaszanie poważnych i wskazujących na majestat państwa nazw w rodzaju „Huta im. Lenina” albo „Stocznia im. Lenina”. </text:p>
      <text:p text:style-name="P1">W okresie nieudanych prób włączenia się w zachodnie obiegi gospodarcze pojawiają się sufiksy pol, –eks i –x, które na dekady określą w języku konotacje zachodnie, czyli konotacje z lepszym światem.</text:p>
      <text:p text:style-name="P1"/>
      <text:p text:style-name="P5">Można <text:span text:style-name="T9">Firmy</text:span><text:span text:style-name="T4"> </text:span><text:span text:style-name="T7">wpisać pewnie </text:span>w nurt <text:span text:style-name="T9">uncreative writing</text:span><text:span text:style-name="T4">, nie chodzi bowiem o twórcze pisanie po stronie autora, lecz raczej twórczość po stronie przedsiębiorczyń i przedsiębiorców. </text:span><text:span text:style-name="T7">Praca kompilacji </text:span><text:span text:style-name="T4">jest dziełem jałowym, od-twórczym.</text:span></text:p>
      <text:p text:style-name="P11"><text:span text:style-name="T14">Jesteśmy zatem właśnie tutaj, w sytuacji</text:span>, o której trudno coś <text:span text:style-name="T14">dobrego </text:span>powiedzieć. Trzeba się z nią indywidualnie bądź grupowo mierzyć, testować ją <text:span text:style-name="T14">oraz </text:span>siebie, przeglądać, badać, <text:span text:style-name="T15">zmieniać</text:span>. <text:span text:style-name="T9">Firmy </text:span>stanowią <text:s/>tchnienie twórczego ducha w odtwórczym świecie. To kreatywność, na którą możemy sobie pozwolić.</text:p>
      <text:p text:style-name="P7">$</text:p>
      <text:p text:style-name="P4"><text:span text:style-name="T10">Firmy</text:span><text:span text:style-name="T4"> stworzyłem </text:span><text:span text:style-name="T5">w następujący sposób. N</text:span><text:span text:style-name="T4">ajpierw </text:span><text:span text:style-name="T5">pobrałem </text:span><text:span text:style-name="T4">z sieci </text:span><text:span text:style-name="T5">(przy pomocy narzędzia webscrap.io) nazwy przedsiębiorstw z wolnodostępnej bazy. Dalsze prace przebiegały w R, języku programowania przeznaczonym do operacji na danych. Listy firm z poszczególnych województw zostały połączone w jedną. Usunąłem z nazw wszystko poza pierwszym wyrazem. To dość ważny krok: w konsekwencji niniejsza publikacja zawiera jedynie te wyrazy-przedsiębiorstwa, które stanowiły pierwszy wyraz odpowiedniej nazwy przedsiębiorstwa. </text:span><text:span text:style-name="T6">Za chaszczami „PPHU”, „Hurtowni” czy „ZHU” </text:span><text:span text:style-name="T7">kryją </text:span><text:span text:style-name="T6">się niewątpliwie skarby słowotwórstwa, ale dotarcie do nich skomplikowałoby skrypt, a ja nie jestem taki dobry w </text:span><text:span text:style-name="T7">te rzeczy</text:span><text:span text:style-name="T6">. Nie ważne. Następnie baza wyrazów została porównana ze słownikami: polskim, nazwisk i miejscowości, angielskim </text:span><text:span text:style-name="T7">oraz</text:span><text:span text:style-name="T6"> niemieckim. Ewentualne powtórzenia, tzn. słowa występujące </text:span><text:span text:style-name="T7">zarówno </text:span><text:span text:style-name="T6">w bazie, </text:span><text:span text:style-name="T7">jak </text:span><text:span text:style-name="T6">i którymś z</text:span><text:span text:style-name="T7">e </text:span><text:span text:style-name="T6">słowników, zostały usunięte. </text:span><text:span text:style-name="T7">Dodałem również filtry związane z końcówkami nazwisk, a na końcu i tak musiałem ręcznie wykasować kilkadziesiąt wpisów, które przecisnęły się przez sito. Tak więc zostały wyrazy, które nie oznaczają firmy. To właśnie </text:span><text:span text:style-name="T11">Firmy</text:span><text:span text:style-name="T7">. Dla urozmaicenia w Aneksie znajduje się 2137 (sic!) nazw przedsiębiorstw, które kończą się na -pol, czyli najważniejszy, narodowy sufiks.</text:span></text:p>
      <text:p text:style-name="P2"><text:span text:style-name="T5">Wszystkie pliki i skrypty </text:span><text:span text:style-name="T7">możesz </text:span><text:span text:style-name="T5">znaleźć w repozytorium: </text:span><text:span text:style-name="T16">http://github.com/puldzian/</text:span><text:span text:style-name="T17">f</text:span><text:span text:style-name="T16">irmy</text:span></text:p>
      <text:p text:style-name="P7">$</text:p>
      <text:p text:style-name="P9">Piotr Puldzian Płucienniczak – </text:p>
      <text:p text:style-name="Text_20_body"/>
      <text:p text:style-name="Text_20_body"/>
      <text:p text:style-name="Text_20_body"/>
      <text:p text:style-name="Text_20_body"/>
      <text:p text:style-name="P3">TREŚĆ ZAPOWIEDZI:</text:p>
      <text:p text:style-name="Text_20_body">Potężna analiza ilościowa polskiej gospodarki kreatywnej w sektorze słowotwórstwa. Język polski jest polską przestrzenią publiczną i ma dokładnie taki status: jest miejscem, w którym można powiesić banner. W miękkiej materii słownictwa odciskają się trendy gospodarcze i polityczne, materia językowa - jak mózgi - urabiana jest przez specjalistów, konsultantów i reklamodawców. Każdy przedsiębiorczy Polak - powiadają - powinien założyć firmę i wymyślić słowo. O ile przedsiębiorstwa to nie do końca to, co nas interesuje, to słowa mogą zostać.</text:p>
      <text:p text:style-name="Text_20_body">Firmy to podręczny leksykon nazw przedsiębiorstw, unikalny zbiór wyrazów posiadających jedno znaczenie - zarabianie na życie.</text:p>
      <text:p text:style-name="Text_20_body">Planowana premiera: czerwiec 2017.</text:p>
      <text:p text:style-name="Text_20_body">OPIS PROJEKTU:</text:p>
      <text:p text:style-name="Text_20_body">Książka stanowić ma słownik bądź almanach nazw przedsiębiorstw, to znaczy wyrazów bądź wyrażeń będących nazwami zarejestrowanych w Polsce firm. W przeciwieństwie do nazw w rzeczywistości, które oznaczają firmy i ich działalności, tutaj nazwy nie odsyłają do żadnej konkretnej praktyki gospodarczej, co każe nam skupić się na samej gospodarce bądź ekonomii języka. Spis neologizmów jest meta-zapisem innowacyjności Polek i Polaków po transformacji. Polska gospodarka uważana jest za imitacyjną i względnie prymitywną, nazewnictwo przedsiębiorstw pokazuje, że w języku dokonują się transformacje i przewroty być może ciekawsze, niż te w materii.</text:p>
      <text:p text:style-name="Text_20_body"/>
      <text:p text:style-name="Text_20_body">Sposób tworzenia słownika: nazwy wszystkich w Polsce przedsiębiorstw zostały pobrane z odpowiedniego publicznie dostępnego rejestru. Po wstępnym oczyszczeniu bazy została ona porównana ze słownikami: polskim, niemieckim, angielskim oraz listą polskich nazwisk + kilka drobnych, własnych filtrów. W efekcie otrzymujemy listę słów (77902), które nie występują w żadnym z tych języków. Całość dokonuje się jako program w języku R, przeznaczonym do analizy big data; skrypt będzie dostępny online jako gratis. </text:p>
      <text:p text:style-name="Text_20_body"/>
      <text:p text:style-name="Text_20_body">Książkę otwierać będzie esej na temat przedsiębiorczości lat w III RP, związków między gospodarką materialną a gospodarką kultury i języka, problemami innowacyjności, kreatywności oraz neoliberalnej hegemonii, w której przedsiębiorca stanowi role model. Brzmi to poważnie, ale takie nie będzie,...</text:p>
      <text:p text:style-name="Text_20_body"/>
      <text:p text:style-name="Text_20_body">Całość wpisać można w kilka nurtów. Po pierwsze, mamy tu książkę konceptualną, traktującą język polski jako zasób, który poddaje się algorytmicznej obróbce. Jest to konceptualizm nawiązujący do krytyki społecznej. Po drugie, (pata-)socjologiczne i (pata-)językoznawcze debaty na temat dziedzictwa transformacji, czy szerzej, III RP. Po trzecie, jest to nieoczywista eksploracja w przestrzeni nostalgii i tęsknoty za lepszym światem. Wreszcie słownik może służyć do gier towarzyskich: „zgadnij, co robi dana firma?”.</text:p>
      <text:p text:style-name="Text_20_body"/>
      <text:p text:style-name="Text_20_body"><text:soft-page-break/>Poniżej znajduje się losowy wybór 1000 wpisów. Cała lista zawiera 77902 pozycje. Objętość tomu można ręcznie regulować poprzez wielkość losowej próby, docelowo chciałbym wygenerować około 500 stron.</text:p>
      <text:p text:style-name="Text_20_body"/>
      <text:p text:style-name="Text_20_body">Do zrobienia: dodatkowe testy na nazwy własne, zwłaszcza geograficzne, przedostaje się też kilka nazwisk. Wszystkie te badziewia znikną w ostatniej wers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P. Płucienniczak</meta:initial-creator>
    <meta:creation-date>2017-05-25T18:56:00.845215120</meta:creation-date>
    <dc:date>2017-07-11T21:16:59.467788617</dc:date>
    <meta:editing-duration>PT33M32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5" meta:paragraph-count="27" meta:word-count="967" meta:character-count="7096" meta:non-whitespace-character-count="6140"/>
  </office:meta>
</office:document-meta>
</file>